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075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5354in" fo:break-before="auto" style:use-optimal-row-height="true"/>
    </style:style>
    <style:style style:name="ro11" style:family="table-row">
      <style:table-row-properties style:row-height="1.2535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1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3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9"/>
        <table:table-column table:style-name="co3" table:default-cell-style-name="ce10"/>
        <table:table-column table:style-name="co1" table:default-cell-style-name="ce10"/>
        <table:table-column table:style-name="co4" table:default-cell-style-name="ce10"/>
        <table:table-column table:style-name="co1" table:default-cell-style-name="ce10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6"/>
        <table:table-column table:style-name="co9" table:default-cell-style-name="ce46"/>
        <table:table-column table:style-name="co10" table:default-cell-style-name="ce50"/>
        <table:table-column table:style-name="co1" table:number-columns-repeated="244" table:default-cell-style-name="ce10"/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2" office:value-type="string">
            <text:p>Plugin Package Swap for Toolset Menus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Close</text:p>
          </table:table-cell>
          <table:table-cell table:style-name="ce12" office:value-type="string">
            <text:p>Becomes irrelevant with the new menu code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3" office:value-type="string">
            <text:p>Deprecating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Toolset</text:p>
          </table:table-cell>
          <table:table-cell table:style-name="ce37" office:value-type="string">
            <text:p>Close</text:p>
          </table:table-cell>
          <table:table-cell table:style-name="ce13" office:value-type="string">
            <text:p>Filtering will be part of the toolset redesign.</text:p>
          </table:table-cell>
          <table:table-cell table:style-name="ce13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3" office:value-type="string">
            <text:p>Job History Pane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JobNavigation</text:p>
          </table:table-cell>
          <table:table-cell table:style-name="ce37" office:value-type="string">
            <text:p>Discuss</text:p>
          </table:table-cell>
          <table:table-cell table:style-name="ce13" office:value-type="string">
            <text:p>This can happen independently of any of the other queue features</text:p>
          </table:table-cell>
          <table:table-cell table:style-name="ce13" office:value-type="string">
            <text:p>Agreed. <text:s/>It think this is a good feature by itself regardless of what we decide to do with the other queue UI enhancement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3" office:value-type="string">
            <text:p>Template builder suggestion: TemplateProp annotation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iscuss</text:p>
          </table:table-cell>
          <table:table-cell table:style-name="ce13" office:value-type="string">
            <text:p>Not sure what the best solution to this problem is. <text:s/>So we need to scrum-up on this.</text:p>
          </table:table-cell>
          <table:table-cell table:style-name="ce13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4" office:value-type="string">
            <text:p>UI bug: text field isn't marked as dirty until you hit Enter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Discuss</text:p>
          </table:table-cell>
          <table:table-cell table:style-name="ce14" office:value-type="string">
            <text:p>This would be really good to have, I think, but we need to figure out a sane way to do it.</text:p>
          </table:table-cell>
          <table:table-cell table:style-name="ce14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3" office:value-type="string">
            <text:p>Per-Node Archiving/Offlining Properti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iscuss</text:p>
          </table:table-cell>
          <table:table-cell table:style-name="ce13" office:value-type="string">
            <text:p>When we introduce node typing for data locality, this seems to be a logical extension to that.</text:p>
          </table:table-cell>
          <table:table-cell table:style-name="ce13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2" office:value-type="string">
            <text:p>optional display of full/partial node name in node view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iscuss</text:p>
          </table:table-cell>
          <table:table-cell table:style-name="ce12" office:value-type="string">
            <text:p>We need to figure out if we want to do this. <text:s/>pipeline 3 negates the need for this feature</text:p>
          </table:table-cell>
          <table:table-cell table:style-name="ce12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2" office:value-type="string">
            <text:p>Improvement: NukeSubstComp Action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3" office:value-type="string">
            <text:p>Way to view StdErr, StdOut of Editor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ince I'm the only one who seems to care, we can just let it go for now.</text:p>
          </table:table-cell>
          <table:table-cell table:style-name="ce13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2" office:value-type="string">
            <text:p>Update the Manual</text:p>
          </table:table-cell>
          <table:table-cell table:style-name="ce21" office:value-type="string">
            <text:p>Docs</text:p>
          </table:table-cell>
          <table:table-cell table:style-name="ce29" office:value-type="string">
            <text:p>2.1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All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Wiki = new docs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2" office:value-type="string">
            <text:p>Changing Toolset needs to invalidate Action/Editor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2" office:value-type="string">
            <text:p>This is a massive change, but I feel like it has to happen.</text:p>
          </table:table-cell>
          <table:table-cell table:style-name="ce12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2" office:value-type="string">
            <text:p>Exclusive is not always exclusive in Toolsets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2" office:value-type="string">
            <text:p>Need to deal with this, I think</text:p>
          </table:table-cell>
          <table:table-cell table:style-name="ce12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2" office:value-type="string">
            <text:p>Default Editor listing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2" office:value-type="string">
            <text:p>Will solveit.</text:p>
          </table:table-cell>
          <table:table-cell table:style-name="ce12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3" office:value-type="string">
            <text:p>Clean Unused Toolset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Toolset</text:p>
          </table:table-cell>
          <table:table-cell table:style-name="ce37" office:value-type="string">
            <text:p>Open</text:p>
          </table:table-cell>
          <table:table-cell table:style-name="ce13" office:value-type="string">
            <text:p>The toolset conversion tool will deal with this. <text:s/>Having underDevelopment toolsets will hopefully cure the res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3" office:value-type="string">
            <text:p>Add ArchType for Toolset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Toolset</text:p>
          </table:table-cell>
          <table:table-cell table:style-name="ce37" office:value-type="string">
            <text:p>Open</text:p>
          </table:table-cell>
          <table:table-cell table:style-name="ce13" office:value-type="string">
            <text:p>Working on this now. <text:s/>Si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3" office:value-type="string">
            <text:p>Scheduling: actions request how many slots they want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This can be done before the main queue overhaul and would be wicked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3" office:value-type="string">
            <text:p>Multiple Key Choosers per Key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In my spare time.</text:p>
          </table:table-cell>
          <table:table-cell table:style-name="ce13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3" office:value-type="string">
            <text:p>auto-disable job manager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Probably be done after the main queue redesign.</text:p>
          </table:table-cell>
          <table:table-cell table:style-name="ce13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3" office:value-type="string">
            <text:p>rendering exclusively on machine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3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is will be considered in the great queue redesig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2" office:value-type="string">
            <text:p>Flag to avoid run-up time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Queue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If I'm modifying the queue, I might as well modify this to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3" office:value-type="string">
            <text:p>Job Dispatch Revisited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is is the heart of the queue redesign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3" office:value-type="string">
            <text:p>Distributed Job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As part of the Queue Redesign, we should be able to support Distributed Jobs</text:p>
          </table:table-cell>
          <table:table-cell table:style-name="ce13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3" office:value-type="string">
            <text:p>More Detailed Reservat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lots will become the basic unit of commerce in the queue redesig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3" office:value-type="string">
            <text:p>Redesign of Package Layout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We'll break everything as part of the Pipeline 3 upgrade.</text:p>
          </table:table-cell>
          <table:table-cell table:style-name="ce13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3" office:value-type="string">
            <text:p>Job Execution Details for Each Attempt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JobExecution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Allowing jobs to rerun would be great.</text:p>
          </table:table-cell>
          <table:table-cell table:style-name="ce13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3" office:value-type="string">
            <text:p>Job Output Parsing: Monitor/Validator Plugin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JobExecution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Part of the queue overhaul. <text:s/>This could also be done separately, but who has the time?</text:p>
          </table:table-cell>
          <table:table-cell table:style-name="ce13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3" office:value-type="string">
            <text:p>Add parameters to Editor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EditorParams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Yeah. this would be great. <text:s/>Whenever I get to it. <text:s/>Ha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a xlink:href="http://temerity.us/community/forums/viewtopic.php?t=1925">1925</text:a></text:p>
          </table:table-cell>
          <table:table-cell table:style-name="ce15" office:value-type="string">
            <text:p>Template Touch setting fails on conform</text:p>
          </table:table-cell>
          <table:table-cell table:style-name="ce5" office:value-type="string">
            <text:p>Node Builders</text:p>
          </table:table-cell>
          <table:table-cell table:style-name="ce30" office:value-type="string">
            <text:p>2.4.6</text:p>
          </table:table-cell>
          <table:table-cell table:style-name="ce24" office:value-type="string">
            <text:p>Defect</text:p>
          </table:table-cell>
          <table:table-cell table:style-name="ce5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44" table:number-columns-repeated="2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794">1794</text:a></text:span></text:p>
          </table:table-cell>
          <table:table-cell table:style-name="ce16" office:value-type="string">
            <text:p>Node modified, but no staleness</text:p>
          </table:table-cell>
          <table:table-cell table:style-name="ce24" office:value-type="string">
            <text:p>Node Builders</text:p>
          </table:table-cell>
          <table:table-cell table:style-name="ce31" office:value-type="string">
            <text:p>2.4.4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6" office:value-type="string">
            <text:p>No idea how to reproduce this right now.</text:p>
          </table:table-cell>
          <table:table-cell table:style-name="ce16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3" office:value-type="string">
            <text:p>Synch and Unify nodes for the Task System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The entire task system needs a quick update. <text:s/>I should do that sooner rather than later. <text:s/>Sigh.</text:p>
          </table:table-cell>
          <table:table-cell table:style-name="ce48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3" office:value-type="string">
            <text:p>Annotation Exceptions with Clone Due to Permiss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e really need to address this at some point.</text:p>
          </table:table-cell>
          <table:table-cell table:style-name="ce13" office:value-type="string">
            <text:p>Renamed this bug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495">1495</text:a></text:span></text:p>
          </table:table-cell>
          <table:table-cell table:style-name="ce16" office:value-type="string">
            <text:p>KeyChooser Plugin Updates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1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Really should fix this.</text:p>
          </table:table-cell>
          <table:table-cell table:style-name="ce16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2" office:value-type="string">
            <text:p>Alternative Job Submission Order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Great idea and I should do it when I finish toolsets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2" office:value-type="string">
            <text:p>Reorganize CompBuild Action Parameter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should be done.</text:p>
          </table:table-cell>
          <table:table-cell table:style-name="ce12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3" office:value-type="string">
            <text:p>Add Frame Options to Queue Job Specia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As soon as Toolsets are done, I should do this.</text:p>
          </table:table-cell>
          <table:table-cell table:style-name="ce13" office:value-type="string">
            <text:p>Can't see how this is a pressing issue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2" office:value-type="string">
            <text:p>TaskToolUtils.findUpstreamNodes() is Slow!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will be eliminated by the Task redesign anyway. <text:s/>But working code exists in TemplateBuilder, so I should just copy/paste i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3" office:value-type="string">
            <text:p>query plugin mgr for plugins that are not underdevelopment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Be nice when it is ther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2" office:value-type="string">
            <text:p>A JobGroupID field in a QueueJob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Do this soon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323">1323</text:a></text:span></text:p>
          </table:table-cell>
          <table:table-cell table:style-name="ce16" office:value-type="string">
            <text:p>System Load on Windows Inconsistent with Unix Load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3.1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Need to do something with this to make it better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2" office:value-type="string">
            <text:p>Default host selection mecanism for jobs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Becomes obsolete with the queue redesign, but would be easy to do in the mean time.</text:p>
          </table:table-cell>
          <table:table-cell table:style-name="ce48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3" office:value-type="string">
            <text:p>Builder improvement: rerun, and autofill with last params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Not easy, but I told lumiere I'd do it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39">1939</text:a></text:p>
          </table:table-cell>
          <table:table-cell table:style-name="ce17" office:value-type="string">
            <text:p>Template: Adaptive Copy Setting.</text:p>
          </table:table-cell>
          <table:table-cell table:style-name="ce7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7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45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3" office:value-type="string">
            <text:p>Adobe CS2 Export Action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t even sure if Photoshop accepts command-line scripts correctly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2" office:value-type="string">
            <text:p>Needs docs for Eclipse pipeline-local setup</text:p>
          </table:table-cell>
          <table:table-cell table:style-name="ce21" office:value-type="string">
            <text:p>Docs</text:p>
          </table:table-cell>
          <table:table-cell table:style-name="ce29" office:value-type="string">
            <text:p>2.3.1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Give me a wiki and I'll give you docs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3" office:value-type="string">
            <text:p>Job Duration Prediction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is needs to wait till the Database manager is a reality, so that data mining becomes easy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31">1931</text:a></text:p>
          </table:table-cell>
          <table:table-cell table:style-name="ce17" office:value-type="string">
            <text:p>Example Java Task Tracker</text:p>
          </table:table-cell>
          <table:table-cell table:style-name="ce7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2" office:value-type="string">
            <text:p>Feature Request</text:p>
          </table:table-cell>
          <table:table-cell table:style-name="ce7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45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3" office:value-type="string">
            <text:p>Builder Man Pages</text:p>
          </table:table-cell>
          <table:table-cell table:style-name="ce22" office:value-type="string">
            <text:p>Docs</text:p>
          </table:table-cell>
          <table:table-cell table:style-name="ce27" office:value-type="string">
            <text:p>2.3.1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ince we don't have any new builders, it doesn't make sense to do docs for the outdated ones.</text:p>
          </table:table-cell>
          <table:table-cell table:style-name="ce13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2" office:value-type="string">
            <text:p>Queue Distribution Based on Local Caching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We need to implement local caching first (which I'm not doing). <text:s/>Once that is done, I can do this.</text:p>
          </table:table-cell>
          <table:table-cell table:style-name="ce12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a xlink:href="http://temerity.us/community/forums/viewtopic.php?t=1960">1960</text:a></text:p>
          </table:table-cell>
          <table:table-cell table:style-name="ce12" office:value-type="string">
            <text:p>More Queue Runtime Controls</text:p>
          </table:table-cell>
          <table:table-cell table:style-name="ce21" office:value-type="string">
            <text:p>Server Daemons</text:p>
          </table:table-cell>
          <table:table-cell table:style-name="ce21" office:value-type="string">
            <text:p>2.4.6</text:p>
          </table:table-cell>
          <table:table-cell table:style-name="ce21" office:value-type="string">
            <text:p>Feature Reques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SAP</text:p>
          </table:table-cell>
          <table:table-cell table:style-name="ce12"/>
          <table:table-cell table:style-name="ce12" office:value-type="string">
            <text:p>Disney demo.</text:p>
          </table:table-cell>
          <table:table-cell table:style-name="ce49"/>
          <table:table-cell table:style-name="ce51" table:number-columns-repeated="244"/>
        </table:table-row>
        <table:table-row table:style-name="ro1">
          <table:table-cell table:style-name="ce2" office:value-type="string">
            <text:p><text:a xlink:href="http://temerity.us/community/forums/viewtopic.php?t=1959">1959</text:a></text:p>
          </table:table-cell>
          <table:table-cell table:style-name="ce12" office:value-type="string">
            <text:p>Memory Profile the UI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4.6</text:p>
          </table:table-cell>
          <table:table-cell table:style-name="ce21" office:value-type="string">
            <text:p>Feature Reques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SAP</text:p>
          </table:table-cell>
          <table:table-cell table:style-name="ce12"/>
          <table:table-cell table:style-name="ce12" office:value-type="string">
            <text:p>Disney demo.</text:p>
          </table:table-cell>
          <table:table-cell table:style-name="ce49"/>
          <table:table-cell table:style-name="ce51" table:number-columns-repeated="244"/>
        </table:table-row>
        <table:table-row table:style-name="ro1">
          <table:table-cell table:style-name="ce2"/>
          <table:table-cell table:style-name="ce12" office:value-type="string">
            <text:p>Node State Overhaul</text:p>
          </table:table-cell>
          <table:table-cell table:style-name="ce21" table:number-columns-repeated="4"/>
          <table:table-cell table:style-name="ce36" table:number-columns-repeated="3"/>
          <table:table-cell table:style-name="ce12" table:number-columns-repeated="2"/>
          <table:table-cell table:number-columns-repeated="245"/>
        </table:table-row>
        <table:table-row table:style-name="ro1">
          <table:table-cell table:style-name="ce8" office:value-type="string">
            <text:p><text:span text:style-name="T1"><text:a xlink:href="http://temerity.us/community/forums/viewtopic.php?t=1892">1892</text:a></text:span></text:p>
          </table:table-cell>
          <table:table-cell table:style-name="ce18" office:value-type="string">
            <text:p>Renumber Does not Propigate Staleness correctly.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Severe Defect</text:p>
          </table:table-cell>
          <table:table-cell table:style-name="ce25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Status Overhaul</text:p>
          </table:table-cell>
          <table:table-cell table:style-name="ce42" office:value-type="string">
            <text:p>ASAP</text:p>
          </table:table-cell>
          <table:table-cell table:style-name="ce18"/>
          <table:table-cell table:style-name="ce18" office:value-type="string">
            <text:p>Must fix so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3" office:value-type="string">
            <text:p>Intermediate Nodes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pen</text:p>
          </table:table-cell>
          <table:table-cell table:style-name="ce13" office:value-type="string">
            <text:p>Currently being worked on.</text:p>
          </table:table-cell>
          <table:table-cell table:style-name="ce13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3" office:value-type="string">
            <text:p>Queue Database Backup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2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We should be doing complete backup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span text:style-name="T1"><text:a xlink:href="http://temerity.us/community/forums/viewtopic.php?t=1798">1798</text:a></text:span></text:p>
          </table:table-cell>
          <table:table-cell table:style-name="ce18" office:value-type="string">
            <text:p>Rename vouch is too aggressive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Severe Defect</text:p>
          </table:table-cell>
          <table:table-cell table:style-name="ce25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ASAP</text:p>
          </table:table-cell>
          <table:table-cell table:style-name="ce18"/>
          <table:table-cell table:style-name="ce18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3" office:value-type="string">
            <text:p>A New Type of Node which Represents a Directory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Because there are a lot of really cool things we could do with this that we can't do right now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3" office:value-type="string">
            <text:p>Add mv to NativeFileSy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Simple to do, but we need it.</text:p>
          </table:table-cell>
          <table:table-cell table:style-name="ce13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3" office:value-type="string">
            <text:p>Node Insta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2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Solves so many problems in Pipeline and can dramatically reduce disk usage. <text:s/>This is one feature we really need.</text:p>
          </table:table-cell>
          <table:table-cell table:style-name="ce13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2" office:value-type="string">
            <text:p>Checksum Caching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VC Speed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Speed upgrades are good.</text:p>
          </table:table-cell>
          <table:table-cell table:style-name="ce12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2" office:value-type="string">
            <text:p>Better status reporting for jobs that silently fail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VC Speed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Very simple. but huge win.</text:p>
          </table:table-cell>
          <table:table-cell table:style-name="ce12" office:value-type="string">
            <text:p>Free as part of JobMgr checksum gener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3" office:value-type="string">
            <text:p>Remote Clients / Secondary Server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MultiSite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Part of the MultiSite feature group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3" office:value-type="string">
            <text:p>Node Data Locality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MultiSit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Could be part of the MultiSite stuff?</text:p>
          </table:table-cell>
          <table:table-cell table:style-name="ce13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3" office:value-type="string">
            <text:p>Redundant Master Servers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MultiSit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e really don't need this, though we should consider it when adding multiple site stuff, since we might get it for almost free.</text:p>
          </table:table-cell>
          <table:table-cell table:style-name="ce13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2" office:value-type="string">
            <text:p>Windows Service Should Run JVM as a Separate Process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WinJobMgr</text:p>
          </table:table-cell>
          <table:table-cell table:style-name="ce36" office:value-type="string">
            <text:p>ASAP</text:p>
          </table:table-cell>
          <table:table-cell table:style-name="ce12" office:value-type="string">
            <text:p>Because Windows should work.</text:p>
          </table:table-cell>
          <table:table-cell table:style-name="ce12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025">1025</text:a></text:span></text:p>
          </table:table-cell>
          <table:table-cell table:style-name="ce16" office:value-type="string">
            <text:p>Remote Windows Job Server Shutdown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JobMgr</text:p>
          </table:table-cell>
          <table:table-cell table:style-name="ce40" office:value-type="string">
            <text:p>ASAP</text:p>
          </table:table-cell>
          <table:table-cell table:style-name="ce16" office:value-type="string">
            <text:p>Be really nice to actually be able to stop jobmgrs on Windows</text:p>
          </table:table-cell>
          <table:table-cell table:style-name="ce16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96">1896</text:a></text:span></text:p>
          </table:table-cell>
          <table:table-cell table:style-name="ce16" office:value-type="string">
            <text:p>Frames are not always copied from target directory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JobMgr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Leads to really bad behavior with Windows JobManagers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421">1421</text:a></text:span></text:p>
          </table:table-cell>
          <table:table-cell table:style-name="ce16" office:value-type="string">
            <text:p>Symlinks to Target are not relative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3.1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dows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This becomes a priority when we have a heavy windows customer</text:p>
          </table:table-cell>
          <table:table-cell table:style-name="ce16" office:value-type="string">
            <text:p>Should be fixed sooner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3" office:value-type="string">
            <text:p>Database Manager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SQL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Maybe we do this sooner, since it would allow for a lot of cool stuff, but I don't really see it having precedenc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4" office:value-type="string">
            <text:p>locking nodes associated with running jobs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QueuedChecks</text:p>
          </table:table-cell>
          <table:table-cell table:style-name="ce38" office:value-type="string">
            <text:p>ASAP</text:p>
          </table:table-cell>
          <table:table-cell table:style-name="ce14" office:value-type="string">
            <text:p>Actually pretty easy to break jobs this way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4" office:value-type="string">
            <text:p>overly restrictive prohibitions on checkout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2.3.14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Active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QueuedChecks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Yeah, it is annoying but people can deal.</text:p>
          </table:table-cell>
          <table:table-cell table:style-name="ce14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2" office:value-type="string">
            <text:p>Improved Node Property Job Checks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QueuedChecks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Good idea to make Pipeline more robust.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4" office:value-type="string">
            <text:p>PLS Frame Increment Incorrect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1.9.1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PLS</text:p>
          </table:table-cell>
          <table:table-cell table:style-name="ce38" office:value-type="string">
            <text:p>Trivial</text:p>
          </table:table-cell>
          <table:table-cell table:style-name="ce14" office:value-type="string">
            <text:p>Should be a fairly easy fix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2" office:value-type="string">
            <text:p>make pls output in the "standard pipeline format"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LS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I read the bug report on this. <text:s/>I think Jim was talking to himself. <text:s/>I have no idea what it means.</text:p>
          </table:table-cell>
          <table:table-cell table:style-name="ce12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2" office:value-type="string">
            <text:p>Replace Jython?</text:p>
          </table:table-cell>
          <table:table-cell table:style-name="ce21" office:value-type="string">
            <text:p>Scripting Client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LPYTHON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In your spare time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3" office:value-type="string">
            <text:p>NodeEnvironment plugin type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I think a majority of what we want to do here can be incorporated into Workflow graphs in Pipeline 3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3" office:value-type="string">
            <text:p>Unequal Frame Length Secondary Seque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2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oes with 1169 to Pipeline 3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3" office:value-type="string">
            <text:p>Parameter Nodes and Linking Parameter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2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t necessary in Pipeline 2. <text:s/>Fits perfectly into the Pipeline 3 metaphor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3" office:value-type="string">
            <text:p>Node Groups instead of Secondary Seque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Yeah, this would be good, but it honest requires enough changes to how Pipeline works that rewriting everything twice would suck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3" office:value-type="string">
            <text:p>Arbitrary Fram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1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3" office:value-type="string">
            <text:p>Node Thumbnail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8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umbnailing becomes part of Tasks in Pipeline 3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3" office:value-type="string">
            <text:p>Access to scratch files across the network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JobViewing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Really, really, really useful idea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2" office:value-type="string">
            <text:p>Use Editor to View Job Logs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0.1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JobViewing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Quite useful and could be combined with the Scratch Dir viewing as well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3" office:value-type="string">
            <text:p>Clone with Linked History</text:p>
          </table:table-cell>
          <table:table-cell table:style-name="ce22" office:value-type="string">
            <text:p>Java API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Branching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reat idea. <text:s/>Who has the time?</text:p>
          </table:table-cell>
          <table:table-cell table:style-name="ce13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3" office:value-type="string">
            <text:p>Node History Dialog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Branching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Could be done without the branching code, but I don't see anyone screaming for this.</text:p>
          </table:table-cell>
          <table:table-cell table:style-name="ce13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3" office:value-type="string">
            <text:p>Node Merg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Branching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Awesome idea, do we really need it? <text:s/>Is it Pipeline 3 compliant?</text:p>
          </table:table-cell>
          <table:table-cell table:style-name="ce13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8" office:value-type="string">
            <text:p><text:span text:style-name="T1"><text:a xlink:href="http://temerity.us/community/forums/viewtopic.php?t=1643">1643</text:a></text:span></text:p>
          </table:table-cell>
          <table:table-cell table:style-name="ce18" office:value-type="string">
            <text:p>Offlining/Archive appears to lockup Pipeline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3</text:p>
          </table:table-cell>
          <table:table-cell table:style-name="ce33" office:value-type="string">
            <text:p>Severe Defect</text:p>
          </table:table-cell>
          <table:table-cell table:style-name="ce25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est</text:p>
          </table:table-cell>
          <table:table-cell table:style-name="ce18" office:value-type="string">
            <text:p>Haven't been able to reproduce this lately</text:p>
          </table:table-cell>
          <table:table-cell table:style-name="ce18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4" office:value-type="string">
            <text:p>stdout/stderr doesn't appear in the Output or Errors dialog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6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Test</text:p>
          </table:table-cell>
          <table:table-cell table:style-name="ce14" office:value-type="string">
            <text:p>Not sure how to replicate it.</text:p>
          </table:table-cell>
          <table:table-cell table:style-name="ce14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3" office:value-type="string">
            <text:p>NukeBuild Actio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1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est</text:p>
          </table:table-cell>
          <table:table-cell table:style-name="ce13" office:value-type="string">
            <text:p>Isn't this done and working? Can you test it jim?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4" office:value-type="string">
            <text:p>Mac OpenGL performance issue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Test</text:p>
          </table:table-cell>
          <table:table-cell table:style-name="ce14" office:value-type="string">
            <text:p>Is this still happening? <text:s/>Need confirmation from Kevin</text:p>
          </table:table-cell>
          <table:table-cell table:style-name="ce14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2" office:value-type="string">
            <text:p>Add a LaunchPipe Python Helper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est</text:p>
          </table:table-cell>
          <table:table-cell table:style-name="ce12" office:value-type="string">
            <text:p>This should be tested or removed from the code base.</text:p>
          </table:table-cell>
          <table:table-cell table:style-name="ce12" office:value-type="string">
            <text:p>I wrote it, so I'll look at i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13" office:value-type="string">
            <text:p>Check for Unregistered Files During Intial CheckOut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Apparently Jim still cares</text:p>
          </table:table-cell>
          <table:table-cell table:style-name="ce13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2" office:value-type="string">
            <text:p>RealFlow Editor Support for Mac OS X and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Sony seems to care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2" office:value-type="string">
            <text:p>Add Failure Post-Operation Tasks to Server Extension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is a great idea.</text:p>
          </table:table-cell>
          <table:table-cell table:style-name="ce12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15">1815</text:a></text:span></text:p>
          </table:table-cell>
          <table:table-cell table:style-name="ce16" office:value-type="string">
            <text:p>cannot unpack node bundles in windows</text:p>
          </table:table-cell>
          <table:table-cell table:style-name="ce24" office:value-type="string">
            <text:p>General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Shouldn't be that hard of a fix, but this should work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3" office:value-type="string">
            <text:p>Node Browser: Hiding Old Projects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e should really do this.</text:p>
          </table:table-cell>
          <table:table-cell table:style-name="ce13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3" office:value-type="string">
            <text:p>Clock Monitoring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2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Good idea, just need the time to do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3" office:value-type="string">
            <text:p>Long Operation Progress Meter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Not a bad idea at all.</text:p>
          </table:table-cell>
          <table:table-cell table:style-name="ce13" office:value-type="string">
            <text:p>Good idea but tricky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<text:span text:style-name="T1"><text:a xlink:href="http://temerity.us/community/forums/viewtopic.php?t=1629">1629</text:a></text:span></text:p>
          </table:table-cell>
          <table:table-cell table:style-name="ce16" office:value-type="string">
            <text:p>Unlock/CheckOut Subvert Link Circularity Checks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6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3" office:value-type="string">
            <text:p>Collate Job Output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This seems to be handled by different features</text:p>
          </table:table-cell>
          <table:table-cell table:style-name="ce13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3" office:value-type="string">
            <text:p>Skip Unchanged Flag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Because Pipeline doesn't really work efficiently without it.</text:p>
          </table:table-cell>
          <table:table-cell table:style-name="ce13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3" office:value-type="string">
            <text:p>Selection of Multiple Nodes from top of the directory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Useful but not a priority</text:p>
          </table:table-cell>
          <table:table-cell table:style-name="ce13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2" office:value-type="string">
            <text:p>Preserve Locations in NukeSubstComp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2" office:value-type="string">
            <text:p>Houdini Batch/Graphical License Selection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Really a much more tricky License Key issue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3" office:value-type="string">
            <text:p>Frozen Finished Nodes should be check-in-able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Less necessary with the new task stuff, since modifiable nodes are rarely froze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3" office:value-type="string">
            <text:p>HDiff Comparator Plugin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0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 customers using Houdini</text:p>
          </table:table-cell>
          <table:table-cell table:style-name="ce13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3" office:value-type="string">
            <text:p>hfsMantra: adding ifd filtering functionality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 customers using Houdini</text:p>
          </table:table-cell>
          <table:table-cell table:style-name="ce13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9" office:value-type="string">
            <text:p><text:span text:style-name="T3"><text:a xlink:href="http://temerity.us/community/forums/viewtopic.php?t=962">962</text:a></text:span></text:p>
          </table:table-cell>
          <table:table-cell table:style-name="ce12" office:value-type="string">
            <text:p>Node Locks should be Interruptible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seful, but there is other stuff way more importan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3" office:value-type="string">
            <text:p>E-Mail Logging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2" office:value-type="string">
            <text:p>Nuke 5.0 Python Scripting Support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2" office:value-type="string">
            <text:p>Ignore Locking to Same Version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enough.</text:p>
          </table:table-cell>
          <table:table-cell table:style-name="ce12" office:value-type="string">
            <text:p>Agreed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3" office:value-type="string">
            <text:p>Add ability to flush user cache in runtim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How often is changing uids in the middle of production a problem?</text:p>
          </table:table-cell>
          <table:table-cell table:style-name="ce13" office:value-type="string">
            <text:p>Easy to do and has caused some problems before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3" office:value-type="string">
            <text:p>plscript missing node locking ability</text:p>
          </table:table-cell>
          <table:table-cell table:style-name="ce22" office:value-type="string">
            <text:p>Scripting Client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Lets not encourage people to use plscript</text:p>
          </table:table-cell>
          <table:table-cell table:style-name="ce13" office:value-type="string">
            <text:p>I disagree. <text:s/>As much as I hate doing it, we should keep plscript current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3" office:value-type="string">
            <text:p>plscript missing "vouch" functionality</text:p>
          </table:table-cell>
          <table:table-cell table:style-name="ce22" office:value-type="string">
            <text:p>Scripting Client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Lets not encourage people to use plscript</text:p>
          </table:table-cell>
          <table:table-cell table:style-name="ce13" office:value-type="string">
            <text:p>I disagree. <text:s/>As much as I hate doing it, we should keep plscript current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a xlink:href="http://temerity.us/community/forums/viewtopic.php?t=2061">2016</text:a></text:p>
          </table:table-cell>
          <table:table-cell table:style-name="ce13" office:value-type="string">
            <text:p>Run Tools from Node Browser</text:p>
          </table:table-cell>
          <table:table-cell table:style-name="ce22" office:value-type="string">
            <text:p>Graphical Client</text:p>
          </table:table-cell>
          <table:table-cell table:style-name="ce34" office:value-type="string">
            <text:p>2.4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/>
          <table:table-cell table:style-name="ce37" office:value-type="string">
            <text:p>Trivial</text:p>
          </table:table-cell>
          <table:table-cell table:style-name="ce13" table:number-columns-repeated="2"/>
          <table:table-cell office:value-type="string">
            <text:p>Currently working on.</text:p>
          </table:table-cell>
          <table:table-cell table:number-columns-repeated="244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4" office:value-type="string">
            <text:p>Archive Tool Window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Trivial</text:p>
          </table:table-cell>
          <table:table-cell table:style-name="ce14" office:value-type="string">
            <text:p>Just need to scale the table column to max length</text:p>
          </table:table-cell>
          <table:table-cell table:style-name="ce14" office:value-type="string">
            <text:p>Agreed. <text:s text:c="2"/>Do easy way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3" office:value-type="string">
            <text:p>using 'show node' to select multiple nod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Simple fix.</text:p>
          </table:table-cell>
          <table:table-cell table:style-name="ce13" office:value-type="string">
            <text:p>Agreed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4" office:value-type="string">
            <text:p>Dialogs do not appear over the correct Parent frame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3.1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Active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UI Core</text:p>
          </table:table-cell>
          <table:table-cell table:style-name="ce38" office:value-type="string">
            <text:p>Defer</text:p>
          </table:table-cell>
          <table:table-cell table:style-name="ce14" office:value-type="string">
            <text:p>Not necessary, but it gets really annoying and customers keep bitching</text:p>
          </table:table-cell>
          <table:table-cell table:style-name="ce14" office:value-type="string">
            <text:p>Agreed.</text:p>
          </table:table-cell>
          <table:table-cell office:value-type="string">
            <text:p>Exploring if this is possibl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2" office:value-type="string">
            <text:p>Access to full node right-click context menu from brows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Brows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e limited subset we talked about = good. <text:s/>Everything else is bad.</text:p>
          </table:table-cell>
          <table:table-cell table:style-name="ce12" office:value-type="string">
            <text:p>Agreed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3" office:value-type="string">
            <text:p>Node Favourites Panel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Browser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Brilliant idea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3" office:value-type="string">
            <text:p>Selection History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Browser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hould be associated with the Node Favorites panel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3" office:value-type="string">
            <text:p>Generalize Queue Stats Pane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QueueStat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Great idea and we should do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3" office:value-type="string">
            <text:p>machine note column in queue server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QueueServer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Could do it now, but do I really need more on my plate. <text:s/>I can do this with the Queue overhaul</text:p>
          </table:table-cell>
          <table:table-cell table:style-name="ce13" office:value-type="string">
            <text:p>Is really a UI only thing, John can handle it sooner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639">1639</text:a></text:span></text:p>
          </table:table-cell>
          <table:table-cell table:style-name="ce16" office:value-type="string">
            <text:p>Default Layout File empty/missing</text:p>
          </table:table-cell>
          <table:table-cell table:style-name="ce24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Test</text:p>
          </table:table-cell>
          <table:table-cell table:style-name="ce16" office:value-type="string">
            <text:p>Should not be hard to fix</text:p>
          </table:table-cell>
          <table:table-cell table:style-name="ce16" office:value-type="string">
            <text:p>We know the symptoms but not the caus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2" office:value-type="string">
            <text:p>Save Layout as Site Default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4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Layouts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enough to hack by hand.</text:p>
          </table:table-cell>
          <table:table-cell table:style-name="ce12" office:value-type="string">
            <text:p>Another easy one.</text:p>
          </table:table-cell>
          <table:table-cell table:number-columns-repeated="245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2" office:value-type="string">
            <text:p>Reset Current destroys saved layout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Layouts</text:p>
          </table:table-cell>
          <table:table-cell table:style-name="ce36" office:value-type="string">
            <text:p>ASAP</text:p>
          </table:table-cell>
          <table:table-cell table:style-name="ce12" office:value-type="string">
            <text:p>This is not a good thing.</text:p>
          </table:table-cell>
          <table:table-cell table:style-name="ce12" office:value-type="string">
            <text:p>John can do this..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2" office:value-type="string">
            <text:p>Save + Restore Window Bundl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Layouts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Would be cool, but isn't at all necessary. <text:s/>Pipeline 3 should negate the need for this.</text:p>
          </table:table-cell>
          <table:table-cell table:style-name="ce12" office:value-type="string">
            <text:p>Should do sooner than Pipeline3. <text:s/>Would be useful now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3" office:value-type="string">
            <text:p>Save recent node operations between plui session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Layouts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ood idea, but nothing we actually need to do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3" office:value-type="string">
            <text:p>Shared User Preference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Prefs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Would be great, lots of more important stuff</text:p>
          </table:table-cell>
          <table:table-cell table:style-name="ce13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3" office:value-type="string">
            <text:p>Custom Node Style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Viewer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w this is an awesome idea. <text:s/>Needs to happen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2" office:value-type="string">
            <text:p>Show Secondary Sequences in Tooltip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ASAP</text:p>
          </table:table-cell>
          <table:table-cell table:style-name="ce12" office:value-type="string">
            <text:p>Awesome feature. <text:s/>There are no other visual queues for secondary sequences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2" office:value-type="string">
            <text:p>Shade Duplicate Jobs/Nodes Differently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Very useful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4" office:value-type="string">
            <text:p>Long node names are illegible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NodeViewer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Not a bad thing to have in there. <text:s/>Not sure how much work it would be.</text:p>
          </table:table-cell>
          <table:table-cell table:style-name="ce14" office:value-type="string">
            <text:p>Not sure I like the proposed solution, but its a John UI thing if it is to be don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2" office:value-type="string">
            <text:p>Hide Node Labels if Unreadable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Performance. 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2" office:value-type="string">
            <text:p>Collapsable Node Region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Jim thinks this is useful</text:p>
          </table:table-cell>
          <table:table-cell table:style-name="ce12" office:value-type="string">
            <text:p>Ver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2" office:value-type="string">
            <text:p>Node Viewer collapse/expand status after linking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Seems easy enough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3" office:value-type="string">
            <text:p>State Based Node/Job Expansion and Framing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/JobViewer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Jim thinks it is great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3" office:value-type="string">
            <text:p>Collapse Duplicate Children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JobViewer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Not sure what Red Vision wants with this since they never replied</text:p>
          </table:table-cell>
          <table:table-cell table:style-name="ce13" office:value-type="string">
            <text:p>Should do this. <text:s/>Its a good idea regardles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3" office:value-type="string">
            <text:p>Job Output Indicator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JobDetail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Fairly easy to do, makes RV happy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2" office:value-type="string">
            <text:p>Complex BuilderParam UI</text:p>
          </table:table-cell>
          <table:table-cell table:style-name="ce21" office:value-type="string">
            <text:p>Node Builders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Because I'm never going to do it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2" office:value-type="string">
            <text:p>Managing secondary file sequenc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Files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Good ideas. <text:s/>We should do it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2" office:value-type="string">
            <text:p>Multi-file select in MRayAddTexture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UI Core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A little more work</text:p>
          </table:table-cell>
          <table:table-cell table:style-name="ce12" office:value-type="string">
            <text:p>I think this requires changing the underlying API classes, so its better suited to Joh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4" office:value-type="string">
            <text:p>Clientside Job Manager Stats Caching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3.1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Wrong, but so what.</text:p>
          </table:table-cell>
          <table:table-cell table:style-name="ce14" office:value-type="string">
            <text:p>Minor UI <text:s/>bug, but should be fix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2" office:value-type="string">
            <text:p>No association between job groups/details and queue server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PanelUpdat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Don't think we need this.</text:p>
          </table:table-cell>
          <table:table-cell table:style-name="ce12" office:value-type="string">
            <text:p>I disagree. <text:s/>I like this idea, but its fairly low priority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2" office:value-type="string">
            <text:p>Avoid editor religious wars...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It would be great, but I don't have the time.</text:p>
          </table:table-cell>
          <table:table-cell table:style-name="ce12" office:value-type="string">
            <text:p>Sounds like something for Joh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3" office:value-type="string">
            <text:p>Plugin Autobuilding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reat idea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3" office:value-type="string">
            <text:p>Owner|View Pulldown Menu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9.1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e ability to surf working areas using the right-click menu on nodes makes this pretty much obsolete</text:p>
          </table:table-cell>
          <table:table-cell table:style-name="ce13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3" office:value-type="string">
            <text:p>Pipeline instant messanger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Awesome feature. <text:s/>Huge bang for buck.</text:p>
          </table:table-cell>
          <table:table-cell table:style-name="ce13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3" office:value-type="string">
            <text:p>Two new Dispatcher Related Panel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/Jesse/Jim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3" office:value-type="string">
            <text:p>I'd like this done sooner if time allows since it would help explain how the queue currently works until it works a different way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4" office:value-type="string">
            <text:p>Windows Networking Exception</text:p>
          </table:table-cell>
          <table:table-cell table:style-name="ce23" office:value-type="string">
            <text:p>Server Daemons</text:p>
          </table:table-cell>
          <table:table-cell table:style-name="ce28" office:value-type="string">
            <text:p>2.2.1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/Jim</text:p>
          </table:table-cell>
          <table:table-cell table:style-name="ce38" office:value-type="string">
            <text:p>WinJobMgr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Looks like Sven did the hard work for this one.</text:p>
          </table:table-cell>
          <table:table-cell table:style-name="ce14" office:value-type="string">
            <text:p>Not exactly... Still unresolved. <text:s/>John has been investigating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3" office:value-type="string">
            <text:p>View Version Trees</text:p>
          </table:table-cell>
          <table:table-cell table:style-name="ce22" office:value-type="string">
            <text:p>Graphical Client</text:p>
          </table:table-cell>
          <table:table-cell table:style-name="ce22" office:value-type="string">
            <text:p>2.0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ohn/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Can't believe more people don't ask for this.</text:p>
          </table:table-cell>
          <table:table-cell table:style-name="ce13" office:value-type="string">
            <text:p>Agreed. <text:s/>Needs some backend support still I think to get checked-in trees in one API call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3" office:value-type="string">
            <text:p>Dummy file/scene option when registering nod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EditorParams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Honestly, this isn't really necessary at all, but would be fairly easy to implement when Editor Params are done.</text:p>
          </table:table-cell>
          <table:table-cell table:style-name="ce13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3" office:value-type="string">
            <text:p>ZBrush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est</text:p>
          </table:table-cell>
          <table:table-cell table:style-name="ce13" office:value-type="string">
            <text:p>We should at least have some one look at automation with Zbrush. <text:s/>Though it looks like the made it even worse in 3.0</text:p>
          </table:table-cell>
          <table:table-cell table:style-name="ce13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2" office:value-type="string">
            <text:p>MayaBuildAction should use -defaultNamespace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fix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3" office:value-type="string">
            <text:p>More Mac OS X Editor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Should be fairly easy to impleme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899">1899</text:a></text:span></text:p>
          </table:table-cell>
          <table:table-cell table:style-name="ce16" office:value-type="string">
            <text:p>MayaNoRef 2.4.1 does not work on windows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6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6" office:value-type="string">
            <text:p>Easy fix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2" office:value-type="string">
            <text:p>Relative Thumbnail ImageNumb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to d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3" office:value-type="string">
            <text:p>Add a JEdit editor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51">1851</text:a></text:span></text:p>
          </table:table-cell>
          <table:table-cell table:style-name="ce16" office:value-type="string">
            <text:p>MayaExport doesn't export set contents if includeSet is true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6" office:value-type="string">
            <text:p>Maya fixed a bug we were taking advantage of.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3" office:value-type="string">
            <text:p>Support for Adobe CS3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And CS4. <text:s/>fucking adob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2" office:value-type="string">
            <text:p>Add Optional Units/FrameRange to MayaMEL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Jesse's Solution wins</text:p>
          </table:table-cell>
          <table:table-cell table:style-name="ce12" office:value-type="string">
            <text:p>Uncle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2" office:value-type="string">
            <text:p>Comp actions can kill a fileserv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is really hot and the copy frame idea should be a generic part of the CommonActionUtils. <text:s/>Can see many uses for this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2" office:value-type="string">
            <text:p>Splice Action RFE - automatic start/length source parm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4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/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3" office:value-type="string">
            <text:p>Maxon's Cinema 4D Editor and Render Act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Do we really care about Cinema4D?</text:p>
          </table:table-cell>
          <table:table-cell table:style-name="ce13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2" office:value-type="string">
            <text:p>Support Maya Lightmap Render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Defer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Needs Node Directories?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4" office:value-type="string">
            <text:p>Fcheck Viewer only works with IFF file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1.8.4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Defer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On Hold</text:p>
          </table:table-cell>
          <table:table-cell table:style-name="ce14" office:value-type="string">
            <text:p>Autodesk broke it</text:p>
          </table:table-cell>
          <table:table-cell table:style-name="ce14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2" office:value-type="string">
            <text:p>SyflexApplyCache SourceParams Override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3" office:value-type="string">
            <text:p>ShakeSync Tool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0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one seems to care.</text:p>
          </table:table-cell>
          <table:table-cell table:style-name="ce13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3" office:value-type="string">
            <text:p>NukeDebugTexture Actio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t necessary.</text:p>
          </table:table-cell>
          <table:table-cell table:style-name="ce13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2" office:value-type="string">
            <text:p>Redesign data structure visibility in BaseStage</text:p>
          </table:table-cell>
          <table:table-cell table:style-name="ce21" office:value-type="string">
            <text:p>Node Builder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f it ain't broke . . . </text:p>
          </table:table-cell>
          <table:table-cell table:style-name="ce12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6" office:value-type="string">
            <text:p><text:span text:style-name="T1"><text:a xlink:href="http://temerity.us/community/forums/viewtopic.php?t=692">692</text:a></text:span></text:p>
          </table:table-cell>
          <table:table-cell table:style-name="ce16" office:value-type="string">
            <text:p>Node Files Panel Limit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6" office:value-type="string">
            <text:p>Yeah it's broken, but haven't noticed anyone complaining</text:p>
          </table:table-cell>
          <table:table-cell table:style-name="ce16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2" office:value-type="string">
            <text:p>Quadrant Node Look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 it after Custom Node Styles is done</text:p>
          </table:table-cell>
          <table:table-cell table:style-name="ce12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2" office:value-type="string">
            <text:p>Job Killing Signals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Until we have to support a studio using software that really needs this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2" office:value-type="string">
            <text:p>Adobe After Effects Support for Mac OS X and Windows XP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2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Because I don't want to write more After Effects Javascrip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600">1600</text:a></text:span></text:p>
          </table:table-cell>
          <table:table-cell table:style-name="ce16" office:value-type="string">
            <text:p>AfterFXRender does not respect comp Start name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2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6" office:value-type="string">
            <text:p>Who uses afterfx these days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3" office:value-type="string">
            <text:p>Organic Node Layout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Can be done as part of CustomNodeStyles</text:p>
          </table:table-cell>
          <table:table-cell table:style-name="ce13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2" office:value-type="string">
            <text:p>Type Filtering in the Node History Panel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Branching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Whenever we get a chance</text:p>
          </table:table-cell>
          <table:table-cell table:style-name="ce12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3" office:value-type="string">
            <text:p>Listing of New Versions</text:p>
          </table:table-cell>
          <table:table-cell table:style-name="ce22" office:value-type="string">
            <text:p>Scripting Client</text:p>
          </table:table-cell>
          <table:table-cell table:style-name="ce22" office:value-type="string">
            <text:p>2.0.1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SQL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esn't seem much need for this.</text:p>
          </table:table-cell>
          <table:table-cell table:style-name="ce13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3" office:value-type="string">
            <text:p>Windows machines not finding Jython Cach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LPYTHON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Since no one is using windows and jython (and hopefully never will)</text:p>
          </table:table-cell>
          <table:table-cell table:style-name="ce13" office:value-type="string">
            <text:p>MLB is on the horiz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4" office:value-type="string">
            <text:p>Job Viewer Display Bug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1.8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Defer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On Hold</text:p>
          </table:table-cell>
          <table:table-cell table:style-name="ce14" office:value-type="string">
            <text:p>Don't hit spacebar so fa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3" office:value-type="string">
            <text:p>Distributed File Manager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1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2" office:value-type="string">
            <text:p>Change to Node History display of Check-in Messag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Branching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Whenever we get a chance</text:p>
          </table:table-cell>
          <table:table-cell table:style-name="ce12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3" office:value-type="string">
            <text:p>Liquid/Pixie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2" office:value-type="string">
            <text:p>Port Houdini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2" office:value-type="string">
            <text:p>Support for plremote to be a Protocal Handler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Defer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 we care?</text:p>
          </table:table-cell>
          <table:table-cell table:style-name="ce12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2" office:value-type="string">
            <text:p>Gelato 2.2R1 Support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3" office:value-type="string">
            <text:p>Digital Fusion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2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Please god no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3" office:value-type="string">
            <text:p>Job Spreadsheet Panel</text:p>
          </table:table-cell>
          <table:table-cell table:style-name="ce22" office:value-type="string">
            <text:p>Graphical Client</text:p>
          </table:table-cell>
          <table:table-cell table:style-name="ce22" office:value-type="string">
            <text:p>2.0.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JobNavigation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See a lot of overlap with 1834. <text:s/>We should just considering merging the features into one panel</text:p>
          </table:table-cell>
          <table:table-cell table:style-name="ce13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3" office:value-type="string">
            <text:p>Finish Porting CoordSys/Matrix Classe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1.9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Because we haven't missed it ye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3" office:value-type="string">
            <text:p>Turtle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2" office:value-type="string">
            <text:p>Port Gelato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3" office:value-type="string">
            <text:p>Ultraedit studio editor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3" office:value-type="string">
            <text:p>RealFlow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2" office:value-type="string">
            <text:p>Port PRMan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3" office:value-type="string">
            <text:p>HdrGen Action Plugi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1.9.1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3" office:value-type="string">
            <text:p>Maxwell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3" office:value-type="string">
            <text:p>Secondary Queue Managers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demonstrable need for this feature</text:p>
          </table:table-cell>
          <table:table-cell table:style-name="ce13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3" office:value-type="string">
            <text:p>MASSIVE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1.9.1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2" office:value-type="string">
            <text:p>Java Annotations for Network Messaging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This would be awesome, but seems like a lot of work. <text:s/>Might be something better given to John to play with for a while?</text:p>
          </table:table-cell>
          <table:table-cell table:style-name="ce12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2" office:value-type="string">
            <text:p>Column Style Node Brows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 see no reason for Mac shit in Pipeline.</text:p>
          </table:table-cell>
          <table:table-cell table:style-name="ce12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2" office:value-type="string">
            <text:p>IvView Editor on Windows &amp; Mac OS X</text:p>
          </table:table-cell>
          <table:table-cell table:style-name="ce21" office:value-type="string">
            <text:p>Plugins</text:p>
          </table:table-cell>
          <table:table-cell table:style-name="ce21" office:value-type="string">
            <text:p>2.0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f we really want this feature</text:p>
          </table:table-cell>
          <table:table-cell table:style-name="ce12" office:value-type="string">
            <text:p>No deman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3" office:value-type="string">
            <text:p>Toolset Setup Wizard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This would be huge.</text:p>
          </table:table-cell>
          <table:table-cell table:style-name="ce13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2" office:value-type="string">
            <text:p>Port Syflex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2" office:value-type="string">
            <text:p>Selective Node Bundle Unpack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3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t would be nice, but seriously, who needs it?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3" office:value-type="string">
            <text:p>Extend plremote(1) to Handle Generic Jython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es anyone still care?</text:p>
          </table:table-cell>
          <table:table-cell table:style-name="ce13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3" office:value-type="string">
            <text:p>Deep Repository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one currently wants it. <text:s/>And implementation is problematic.</text:p>
          </table:table-cell>
          <table:table-cell table:style-name="ce13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3" office:value-type="string">
            <text:p>Windows Specific Air Editor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2" office:value-type="string">
            <text:p>Port AIR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3" office:value-type="string">
            <text:p>Free Swap Space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8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We've survived for ages without this.</text:p>
          </table:table-cell>
          <table:table-cell table:style-name="ce13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2" office:value-type="string">
            <text:p>AfterFX Editor on Mac OS X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3" office:value-type="string">
            <text:p>Unfold3D editor plugi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3" office:value-type="string">
            <text:p>XSI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 using XSI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2" table:number-rows-repeated="65319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3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3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3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09"/>
      </table:named-expressions>
      <table:database-ranges>
        <table:database-range table:target-range-address="All.A9:All.L169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7">07/17/2009</text:date>, <text:time>21:2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4-21T15:57:06</meta:creation-date>
    <dc:date>2009-07-17T21:29:54</dc:date>
    <meta:editing-cycles>112</meta:editing-cycles>
    <meta:editing-duration>PT45H19M14S</meta:editing-duration>
    <dc:creator>John Lee</dc:creator>
    <meta:document-statistic meta:table-count="2" meta:cell-count="2366" meta:object-count="0"/>
    <meta:user-defined meta:name="Info 1"/>
    <meta:user-defined meta:name="Info 2"/>
    <meta:user-defined meta:name="Info 3"/>
    <meta:user-defined meta:name="Info 4"/>
  </office:meta>
</office:document-meta>
</file>